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el" style:master-page-name="MP0" style:family="paragraph">
      <style:paragraph-properties fo:break-before="page"/>
    </style:style>
    <style:style style:name="T2" style:parent-style-name="Standaardalinea-lettertype" style:family="text">
      <style:text-properties fo:font-size="14pt" style:font-size-asian="14pt"/>
    </style:style>
  </office:automatic-styles>
  <office:body>
    <office:text text:use-soft-page-breaks="true">
      <text:p text:style-name="P1">Website kijken.</text:p>
      <text:p text:style-name="Standaard"/>
      <text:p text:style-name="Standaard"><text:span text:style-name="T2">Ik heb deze website gemaakt zoals de opdracht het vroeg. Ik heb daarbij niet er aan gedacht of het voor mijn sollicitatie geschikt is. Maar ik denk dat het goed genoeg is. Natuurlijk kan een website nooit of zijn. En daarom zou ik nooit zeggen dat hij perfect is. Maar omdat er nog vrij weinig is wat ik aan een bedrijf kan laten zien. Zou er nu niet veel bij kunnen. Ik denk dat het meer er aan licht aan wat voor dingen ik in de toekomst zal leren. Het enigste wat ik nu echt kan bedenken is de opdrachten die ik heb gemaakt die nog niet op de site staan.<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Titel" style:display-name="Titel" style:family="paragraph" style:parent-style-name="Standaard" style:next-style-name="Standaard">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oonschaap</meta:initial-creator>
    <dc:creator>Toonschaap</dc:creator>
    <meta:creation-date>2017-12-15T10:51:00Z</meta:creation-date>
    <dc:date>2017-12-15T10:55:00Z</dc:date>
    <meta:template xlink:href="Normal.dotm" xlink:type="simple"/>
    <meta:editing-cycles>1</meta:editing-cycles>
    <meta:editing-duration>PT240S</meta:editing-duration>
    <meta:document-statistic meta:page-count="1" meta:paragraph-count="1" meta:word-count="88" meta:character-count="575" meta:row-count="4" meta:non-whitespace-character-count="488"/>
  </office:meta>
</office:document-meta>
</file>